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100000041884F37B6.png" manifest:media-type="image/png"/>
  <manifest:file-entry manifest:full-path="Pictures/100004D1000006B8000006B81750743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19cm" svg:height="1.719cm" draw:transform="rotate (1.5707963267949) translate (0cm 1.718cm)">
          <draw:image xlink:href="Pictures/100004D1000006B8000006B81750743F.svg" xlink:type="simple" xlink:show="embed" xlink:actuate="onLoad" draw:mime-type="image/svg+xml">
            <text:p/>
          </draw:image>
          <draw:image xlink:href="Pictures/100000010000004100000041884F37B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date>2026-02-10T20:42:57.548019120</dc:date>
    <meta:editing-duration>PT1H40M27S</meta:editing-duration>
    <meta:editing-cycles>6</meta:editing-cycles>
    <meta:document-statistic meta:object-count="1"/>
  </office:meta>
</office:document-meta>
</file>